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0000000C70844669CB86985F3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Cyr" svg:font-family="'Arial Cyr'"/>
    <style:font-face style:name="Lohit Devanagari1" svg:font-family="'Lohit Devanagari'"/>
    <style:font-face style:name="Times New Roman1" svg:font-family="'Times New Roman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6cm" fo:margin-left="-0.191cm" fo:margin-top="0cm" fo:margin-bottom="0cm" style:page-number="auto" table:align="left" style:writing-mode="lr-tb"/>
    </style:style>
    <style:style style:name="Таблица1.A" style:family="table-column">
      <style:table-column-properties style:column-width="2.445cm"/>
    </style:style>
    <style:style style:name="Таблица1.B" style:family="table-column">
      <style:table-column-properties style:column-width="13.55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6.882cm" fo:margin-left="-0.191cm" fo:margin-top="0cm" fo:margin-bottom="0cm" table:align="left" style:writing-mode="lr-tb"/>
    </style:style>
    <style:style style:name="Таблица2.A" style:family="table-column">
      <style:table-column-properties style:column-width="16.191cm"/>
    </style:style>
    <style:style style:name="Таблица2.B" style:family="table-column">
      <style:table-column-properties style:column-width="0.691cm"/>
    </style:style>
    <style:style style:name="Таблица2.1" style:family="table-row">
      <style:table-row-properties style:min-row-height="7.892cm"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officeooo:paragraph-rsid="00005064" style:font-name-asian="Calibri" style:font-size-asian="12pt" style:font-weight-asian="bold" style:font-name-complex="Times New Roman2" style:font-size-complex="12pt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bold" officeooo:paragraph-rsid="00005064" style:font-name-asian="Calibri" style:font-size-asian="12pt" style:font-weight-asian="bold" style:font-name-complex="Times New Roman2" style:font-size-complex="12pt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005064" style:font-name-asian="Calibri" style:font-size-asian="12pt" style:font-name-complex="Times New Roman2" style:font-size-complex="12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005064" style:font-name-asian="Calibri" style:font-size-asian="12pt" style:font-name-complex="Times New Roman2" style:font-size-complex="12pt"/>
    </style:style>
    <style:style style:name="P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2pt" officeooo:rsid="00005064" officeooo:paragraph-rsid="00005064" style:font-name-asian="Calibri" style:font-size-asian="12pt" style:font-name-complex="Times New Roman2" style:font-size-complex="12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style="italic" officeooo:paragraph-rsid="00005064" style:font-name-asian="Calibri" style:font-size-asian="12pt" style:font-style-asian="italic" style:font-name-complex="Times New Roman2" style:font-size-complex="12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style="italic" officeooo:paragraph-rsid="00005064" style:font-name-asian="Calibri" style:font-size-asian="12pt" style:font-style-asian="italic" style:font-name-complex="Times New Roman2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2pt" officeooo:paragraph-rsid="00005064" style:font-size-asian="12pt" style:font-size-complex="12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font-size="12pt" officeooo:paragraph-rsid="00005064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font-size="12pt" officeooo:paragraph-rsid="0004792d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font-size="12pt" officeooo:rsid="0000676a" officeooo:paragraph-rsid="0000676a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font-size="12pt" officeooo:rsid="00014510" officeooo:paragraph-rsid="00014510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font-size="12pt" officeooo:rsid="00014510" officeooo:paragraph-rsid="0007184f" style:font-size-asian="12pt" style:font-size-complex="12pt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font-size="12pt" officeooo:rsid="00014510" officeooo:paragraph-rsid="00071f10" style:font-size-asian="12pt" style:font-size-complex="12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font-size="12pt" officeooo:rsid="00015f53" officeooo:paragraph-rsid="00015f53" style:font-size-asian="12pt" style:font-size-complex="12pt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fo:font-size="12pt" officeooo:rsid="00015f53" officeooo:paragraph-rsid="00034c1b" style:font-size-asian="12pt" style:font-size-complex="12pt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fo:font-size="12pt" officeooo:rsid="00034c1b" officeooo:paragraph-rsid="00034c1b" style:font-size-asian="12pt" style:font-size-complex="12pt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fo:font-size="12pt" officeooo:rsid="00071f10" officeooo:paragraph-rsid="00071f10" style:font-size-asian="12pt" style:font-size-complex="12pt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fo:font-size="12pt" officeooo:rsid="0007184f" officeooo:paragraph-rsid="0007184f" style:font-size-asian="12pt" style:font-size-complex="12pt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fo:font-size="12pt" officeooo:rsid="0007184f" officeooo:paragraph-rsid="00071f10" style:font-size-asian="12pt" style:font-size-complex="12pt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fo:font-size="12pt" fo:language="en" fo:country="US" officeooo:paragraph-rsid="00005064" style:font-size-asian="12pt" style:font-size-complex="12pt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fo:font-size="12pt" fo:font-style="italic" fo:font-weight="bold" officeooo:rsid="00014510" officeooo:paragraph-rsid="00014510" style:font-size-asian="12pt" style:font-size-complex="12pt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officeooo:paragraph-rsid="00035c8d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" fo:font-size="12pt" fo:font-weight="bold" officeooo:paragraph-rsid="00005064" style:font-name-asian="Calibri" style:font-size-asian="12pt" style:font-weight-asian="bold" style:font-name-complex="Times New Roman2" style:font-size-complex="12pt"/>
    </style:style>
    <style:style style:name="P25" style:family="paragraph" style:parent-style-name="Text_20_body">
      <style:paragraph-properties fo:margin-top="0cm" fo:margin-bottom="0cm" loext:contextual-spacing="false" fo:line-height="100%"/>
      <style:text-properties fo:font-size="12pt" officeooo:rsid="00014510" officeooo:paragraph-rsid="0007184f" style:font-size-asian="12pt" style:font-size-complex="12pt"/>
    </style:style>
    <style:style style:name="P26" style:family="paragraph" style:parent-style-name="Standard">
      <style:paragraph-properties fo:margin-left="0cm" fo:margin-right="-0.004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2pt" fo:font-weight="bold" officeooo:paragraph-rsid="00005064" style:font-name-asian="Calibri" style:font-size-asian="12pt" style:font-weight-asian="bold" style:font-name-complex="Times New Roman2" style:font-size-complex="12pt"/>
    </style:style>
    <style:style style:name="P27" style:family="paragraph" style:parent-style-name="Text_20_body">
      <style:paragraph-properties fo:text-align="center" style:justify-single-word="false"/>
      <style:text-properties fo:font-size="12pt" officeooo:rsid="0017b7cb" officeooo:paragraph-rsid="00005064" style:font-size-asian="12pt" style:font-size-complex="12pt"/>
    </style:style>
    <style:style style:name="P28" style:family="paragraph" style:parent-style-name="Text_20_body">
      <style:paragraph-properties fo:text-align="start" style:justify-single-word="false"/>
      <style:text-properties fo:font-size="12pt" officeooo:rsid="00005064" officeooo:paragraph-rsid="00005064" style:font-size-asian="12pt" style:font-size-complex="12pt"/>
    </style:style>
    <style:style style:name="P29" style:family="paragraph" style:parent-style-name="Text_20_body">
      <style:paragraph-properties fo:text-align="start" style:justify-single-word="false"/>
    </style:style>
    <style:style style:name="P30" style:family="paragraph" style:parent-style-name="Text_20_body">
      <style:paragraph-properties fo:text-align="start" style:justify-single-word="false"/>
      <style:text-properties officeooo:paragraph-rsid="000a57b0"/>
    </style:style>
    <style:style style:name="P31" style:family="paragraph" style:parent-style-name="Text_20_body">
      <style:paragraph-properties fo:text-align="start" style:justify-single-word="false"/>
      <style:text-properties officeooo:rsid="000bbc2d" officeooo:paragraph-rsid="000bbc2d"/>
    </style:style>
    <style:style style:name="P32" style:family="paragraph" style:parent-style-name="Standard" style:list-style-name="L1">
      <style:paragraph-properties fo:margin-top="0cm" fo:margin-bottom="0cm" loext:contextual-spacing="false" fo:line-height="100%"/>
      <style:text-properties fo:font-size="12pt" fo:language="en" fo:country="US" officeooo:paragraph-rsid="00015f53" style:font-size-asian="12pt" style:font-size-complex="12pt"/>
    </style:style>
    <style:style style:name="P33" style:family="paragraph" style:parent-style-name="Standard" style:list-style-name="L2">
      <style:paragraph-properties fo:margin-top="0cm" fo:margin-bottom="0cm" loext:contextual-spacing="false" fo:line-height="100%"/>
      <style:text-properties fo:font-size="12pt" officeooo:rsid="0007184f" officeooo:paragraph-rsid="0007184f" style:font-size-asian="12pt" style:font-size-complex="12pt"/>
    </style:style>
    <style:style style:name="P34" style:family="paragraph" style:parent-style-name="Standard" style:list-style-name="L2">
      <style:paragraph-properties fo:margin-top="0cm" fo:margin-bottom="0cm" loext:contextual-spacing="false" fo:line-height="100%"/>
      <style:text-properties fo:font-size="12pt" officeooo:rsid="0007184f" officeooo:paragraph-rsid="00071f10" style:font-size-asian="12pt" style:font-size-complex="12pt"/>
    </style:style>
    <style:style style:name="T1" style:family="text">
      <style:text-properties style:font-name="Times New Roman" style:font-name-asian="Calibri" style:font-name-complex="Times New Roman2"/>
    </style:style>
    <style:style style:name="T2" style:family="text">
      <style:text-properties style:font-name="Times New Roman" style:font-name-asian="Calibri" style:font-name-complex="Times New Roman2" style:font-style-complex="italic"/>
    </style:style>
    <style:style style:name="T3" style:family="text">
      <style:text-properties style:font-name="Times New Roman" style:text-underline-style="solid" style:text-underline-width="auto" style:text-underline-color="font-color" style:font-name-asian="Calibri" style:font-name-complex="Times New Roman2"/>
    </style:style>
    <style:style style:name="T4" style:family="text">
      <style:text-properties style:font-name="Times New Roman" style:text-underline-style="solid" style:text-underline-width="auto" style:text-underline-color="font-color" style:font-name-asian="Calibri" style:font-name-complex="Times New Roman2" style:font-style-complex="italic"/>
    </style:style>
    <style:style style:name="T5" style:family="text">
      <style:text-properties style:font-name="Times New Roman" style:text-underline-style="solid" style:text-underline-width="auto" style:text-underline-color="font-color" fo:font-weight="bold" officeooo:rsid="00005064" style:font-name-asian="Calibri" style:font-weight-asian="bold" style:font-name-complex="Times New Roman2"/>
    </style:style>
    <style:style style:name="T6" style:family="text">
      <style:text-properties style:font-name="Times New Roman" style:text-underline-style="solid" style:text-underline-width="auto" style:text-underline-color="font-color" fo:font-weight="normal" style:font-name-asian="Calibri" style:font-weight-asian="normal" style:font-name-complex="Times New Roman2" style:font-weight-complex="normal"/>
    </style:style>
    <style:style style:name="T7" style:family="text">
      <style:text-properties style:font-name="Times New Roman" style:text-underline-style="solid" style:text-underline-width="auto" style:text-underline-color="font-color" fo:font-weight="normal" officeooo:rsid="001e5e3d" style:font-name-asian="Calibri" style:font-weight-asian="normal" style:font-name-complex="Times New Roman2" style:font-weight-complex="normal"/>
    </style:style>
    <style:style style:name="T8" style:family="text">
      <style:text-properties style:font-name="Times New Roman" style:text-underline-style="solid" style:text-underline-width="auto" style:text-underline-color="font-color" fo:font-weight="normal" officeooo:rsid="001615c2" style:font-name-asian="Calibri" style:font-weight-asian="normal" style:font-name-complex="Times New Roman2" style:font-weight-complex="normal"/>
    </style:style>
    <style:style style:name="T9" style:family="text">
      <style:text-properties style:font-name="Times New Roman" style:text-underline-style="solid" style:text-underline-width="auto" style:text-underline-color="font-color" fo:font-weight="normal" officeooo:rsid="00005064" style:font-name-asian="Calibri" style:font-weight-asian="normal" style:font-name-complex="Times New Roman2" style:font-weight-complex="normal"/>
    </style:style>
    <style:style style:name="T10" style:family="text">
      <style:text-properties style:font-name="Times New Roman" fo:font-weight="bold" style:font-name-asian="Calibri" style:font-weight-asian="bold" style:font-name-complex="Times New Roman2"/>
    </style:style>
    <style:style style:name="T11" style:family="text">
      <style:text-properties style:font-name="Times New Roman" fo:font-weight="bold" style:font-name-asian="Calibri" style:font-weight-asian="bold" style:font-name-complex="Times New Roman2" style:font-weight-complex="bold"/>
    </style:style>
    <style:style style:name="T12" style:family="text">
      <style:text-properties officeooo:rsid="0000676a"/>
    </style:style>
    <style:style style:name="T13" style:family="text">
      <style:text-properties fo:font-size="12pt" officeooo:rsid="00035c8d" style:font-size-asian="12pt" style:font-size-complex="12pt"/>
    </style:style>
    <style:style style:name="T14" style:family="text">
      <style:text-properties fo:font-size="12pt" fo:language="ru" fo:country="RU" officeooo:rsid="00035c8d" style:font-size-asian="12pt" style:font-size-complex="12pt"/>
    </style:style>
    <style:style style:name="T15" style:family="text">
      <style:text-properties fo:font-size="12pt" fo:language="en" fo:country="US" officeooo:rsid="00035c8d" style:font-size-asian="12pt" style:font-size-complex="12pt"/>
    </style:style>
    <style:style style:name="T16" style:family="text">
      <style:text-properties officeooo:rsid="00015f53"/>
    </style:style>
    <style:style style:name="T17" style:family="text">
      <style:text-properties officeooo:rsid="00034c1b"/>
    </style:style>
    <style:style style:name="T18" style:family="text">
      <style:text-properties style:font-name="Times New Roman1"/>
    </style:style>
    <style:style style:name="T19" style:family="text">
      <style:text-properties style:font-name="Times New Roman1" fo:font-size="12pt" style:font-size-asian="12pt" style:font-size-complex="12pt"/>
    </style:style>
    <style:style style:name="T20" style:family="text">
      <style:text-properties style:font-name="Times New Roman1" fo:font-size="12pt" officeooo:rsid="00014510" style:font-size-asian="12pt" style:font-size-complex="12pt"/>
    </style:style>
    <style:style style:name="T21" style:family="text">
      <style:text-properties style:font-name="Times New Roman1" fo:font-size="12pt" officeooo:rsid="000bbc2d" style:font-size-asian="12pt" style:font-size-complex="12pt"/>
    </style:style>
    <style:style style:name="T22" style:family="text">
      <style:text-properties style:font-name="Times New Roman1" fo:font-size="12pt" style:font-name-asian="Times New Roman2" style:font-size-asian="12pt" style:font-name-complex="Times New Roman2" style:font-size-complex="14pt"/>
    </style:style>
    <style:style style:name="T23" style:family="text">
      <style:text-properties style:font-name="Times New Roman1" fo:font-size="12pt" style:font-name-asian="Times New Roman2" style:font-size-asian="12pt" style:font-name-complex="Times New Roman2" style:font-size-complex="12pt"/>
    </style:style>
    <style:style style:name="T24" style:family="text">
      <style:text-properties style:font-name="Times New Roman1" fo:font-size="12pt" officeooo:rsid="000bbc2d" style:font-name-asian="Times New Roman2" style:font-size-asian="12pt" style:font-name-complex="Times New Roman2" style:font-size-complex="12pt"/>
    </style:style>
    <style:style style:name="T25" style:family="text">
      <style:text-properties fo:color="#000000" style:font-name="Times New Roman1" fo:font-weight="normal" style:font-weight-asian="normal" style:font-weight-complex="normal"/>
    </style:style>
    <style:style style:name="T26" style:family="text">
      <style:text-properties officeooo:rsid="000a57b0"/>
    </style:style>
    <style:style style:name="T27" style:family="text">
      <style:text-properties style:font-name="Arial Cyr" fo:font-size="12pt" fo:font-weight="bold" officeooo:rsid="00014510" style:font-size-asian="12pt" style:font-size-complex="12pt"/>
    </style:style>
    <style:style style:name="T28" style:family="text">
      <style:text-properties style:font-name="Arial Cyr" fo:font-size="12pt" fo:font-weight="bold" officeooo:rsid="000a57b0" style:font-size-asian="12pt" style:font-size-complex="12pt"/>
    </style:style>
    <style:style style:name="T29" style:family="text">
      <style:text-properties style:font-name="Arial Cyr" fo:font-size="12pt" officeooo:rsid="00014510" style:font-size-asian="12pt" style:font-size-complex="12pt"/>
    </style:style>
    <style:style style:name="T30" style:family="text">
      <style:text-properties officeooo:rsid="000bbc2d"/>
    </style:style>
    <style:style style:name="T31" style:family="text">
      <style:text-properties style:font-name-asian="Times New Roman2" style:font-name-complex="Times New Roman2"/>
    </style:style>
    <style:style style:name="T32" style:family="text">
      <style:text-properties style:font-name-asian="Times New Roman2" style:font-name-complex="Times New Roman2" style:font-size-complex="14pt"/>
    </style:style>
    <style:style style:name="fr1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><draw:frame draw:style-name="fr1" draw:name="Рисунок 2" text:anchor-type="char" svg:x="-0.039cm" svg:y="0.582cm" svg:width="2.037cm" svg:height="2.302cm" draw:z-index="0"><draw:image xlink:href="Pictures/10000000000000B0000000C70844669CB86985F3.jpg" xlink:type="simple" xlink:show="embed" xlink:actuate="onLoad" loext:mime-type="image/jpeg"/><svg:desc>Gerb-BMSTU_01</svg:desc><draw:contour-polygon svg:width="1.991cm" svg:height="2.288cm" svg:viewBox="0 0 1991 2288" draw:points="14,0 14,2288 2005,2288 2005,0" draw:recreate-on-edit="false"/></draw:frame></text:p>
          </table:table-cell>
          <table:table-cell table:style-name="Таблица1.A1" office:value-type="string">
            <text:p text:style-name="P1">Министерство науки и высшего образования Российской Федерации</text:p>
            <text:p text:style-name="P1">Федеральное государственное бюджетное образовательное учреждение </text:p>
            <text:p text:style-name="P1">высшего образования</text:p>
            <text:p text:style-name="P26">«Московский государственный технический университет</text:p>
            <text:p text:style-name="P26">имени Н.Э. Баумана</text:p>
            <text:p text:style-name="P1">(национальный исследовательский университет)»</text:p>
            <text:p text:style-name="P1">(МГТУ им. Н.Э. Баумана)</text:p>
          </table:table-cell>
        </table:table-row>
      </table:table>
      <text:p text:style-name="P24"/>
      <text:p text:style-name="P2"/>
      <text:p text:style-name="P9"><text:span text:style-name="T1">ФАКУЛЬТЕТ </text:span><text:span text:style-name="T3"><text:s/>«Информатика и системы управления»</text:span><text:span text:style-name="T1">_________________________________</text:span></text:p>
      <text:p text:style-name="P4"/>
      <text:p text:style-name="P9"><text:span text:style-name="T1">КАФЕДРА </text:span><text:span text:style-name="T3"><text:s/></text:span><text:span text:style-name="T4">«Программное обеспечение ЭВМ и информационные технологии»</text:span><text:span text:style-name="T2">___________</text:span></text:p>
      <text:p text:style-name="P7"/>
      <text:p text:style-name="P7"/>
      <text:p text:style-name="P7"/>
      <text:p text:style-name="P7"/>
      <text:p text:style-name="P7"/>
      <text:p text:style-name="P7"/>
      <text:p text:style-name="P4"/>
      <text:p text:style-name="P8"><text:span text:style-name="T10">Лабораторная работа № </text:span><text:span text:style-name="T5">5</text:span></text:p>
      <text:p text:style-name="P1"/>
      <text:p text:style-name="P1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"/>
            <text:p text:style-name="P9"><text:span text:style-name="T10">Тема <text:s/></text:span><text:span text:style-name="T7">Использование </text:span><text:span text:style-name="T9">функцоналов</text:span></text:p>
            <text:p text:style-name="P2"/>
            <text:p text:style-name="P9"><text:span text:style-name="T10">Студент </text:span><text:span text:style-name="T8">Сушина А.Д.</text:span></text:p>
            <text:p text:style-name="P2"/>
            <text:p text:style-name="P9"><text:span text:style-name="T10">Группа <text:s/></text:span><text:span text:style-name="T8">ИУ7-61б</text:span></text:p>
            <text:p text:style-name="P2"/>
            <text:p text:style-name="P2">Оценка (баллы) _______________</text:p>
            <text:p text:style-name="P2"/>
            <text:p text:style-name="P9"><text:span text:style-name="T10">Преподаватель</text:span><text:span text:style-name="T6"> </text:span><text:span text:style-name="T8">Толпинская Н.Б.</text:span></text:p>
          </table:table-cell>
          <table:table-cell table:style-name="Таблица2.A1" office:value-type="string">
            <text:p text:style-name="P1"/>
            <text:p text:style-name="P1"/>
            <text:p text:style-name="P1"/>
            <text:p text:style-name="P1"/>
          </table:table-cell>
        </table:table-row>
      </table:table>
      <text:p text:style-name="P1"/>
      <text:p text:style-name="P1"/>
      <text:p text:style-name="P1"/>
      <text:p text:style-name="P1"/>
      <text:p text:style-name="P7"/>
      <text:p text:style-name="P7"/>
      <text:p text:style-name="P7"/>
      <text:p text:style-name="P7"/>
      <text:p text:style-name="P7"/>
      <text:p text:style-name="P6"/>
      <text:p text:style-name="P3">Москва. <text:s/></text:p>
      <text:p text:style-name="P27"><text:span text:style-name="T1">2020</text:span><text:bookmark text:name="_GoBack"/><text:span text:style-name="T1"> г</text:span></text:p>
      <text:p text:style-name="P28"><text:soft-page-break/><text:span text:style-name="T11">Цель работы: </text:span><text:span text:style-name="T1">приобрести навыки использования функционалов. </text:span></text:p>
      <text:p text:style-name="P28"><text:span text:style-name="T11">Задачи работы: </text:span><text:span text:style-name="T1">изучить работу и методы использования применяющих и отображающих функционалов: apply, funcall, maplist.</text:span></text:p>
      <text:p text:style-name="P9">1. Написать функцию, которая принимает целое число и возвращает первое</text:p>
      <text:p text:style-name="P9">четное число, не меньшее аргумента.</text:p>
      <text:p text:style-name="P9"/>
      <text:p text:style-name="P11">(defun notless(num) </text:p>
      <text:p text:style-name="P11"><text:tab/>( if (evenp num) num (+ num 1)))</text:p>
      <text:p text:style-name="P9"/>
      <text:p text:style-name="P9">2. Написать функци<text:span text:style-name="T12">ю</text:span>, которая принимает число и возвращает число</text:p>
      <text:p text:style-name="P9">того же знака, но с модулем на 1 больше модуля аргумента.</text:p>
      <text:p text:style-name="P9"/>
      <text:p text:style-name="P11">(defun morethen(num) </text:p>
      <text:p text:style-name="P11"><text:tab/>(if (&lt; num 0) (- num 1) (+ num 1)))</text:p>
      <text:p text:style-name="P11"/>
      <text:p text:style-name="P9">3. Написать функцию, которая принимает два числа и возвращает</text:p>
      <text:p text:style-name="P9">список из этих чисел, расположенный по возрастанию.</text:p>
      <text:p text:style-name="P9"/>
      <text:p text:style-name="P11">(defun srt1(num1 num2) </text:p>
      <text:p text:style-name="P11"><text:tab/>(if (&lt; num1 num2) (list num1 num2) (list num2 num1)))</text:p>
      <text:p text:style-name="P11"/>
      <text:p text:style-name="P11">(defun srt2(num1 num2) </text:p>
      <text:p text:style-name="P11"><text:tab/>(if (&lt; num1 num2) (cons num1 (cons num2 NIL)) (cons num2 (cons num1 NIL))))</text:p>
      <text:p text:style-name="P9"/>
      <text:p text:style-name="P9">4. Написать функцию, которая принимает три числа и возвращает Т только</text:p>
      <text:p text:style-name="P9">тогда, когда первое число расположенно между вторым и третьим.</text:p>
      <text:p text:style-name="P9"/>
      <text:p text:style-name="P9">(defun incenter(a b c) </text:p>
      <text:p text:style-name="P9"><text:tab/>(if (&lt; b a) </text:p>
      <text:p text:style-name="P9"><text:s text:c="6"/><text:tab/> <text:s text:c="4"/>( if (&lt; a c) </text:p>
      <text:p text:style-name="P9"><text:s text:c="6"/><text:tab/><text:tab/> T</text:p>
      <text:p text:style-name="P9"><text:s text:c="13"/><text:tab/>NIL) <text:s/></text:p>
      <text:p text:style-name="P9"><text:tab/> <text:s text:c="4"/>( if (&lt; a c)</text:p>
      <text:p text:style-name="P9"><text:s text:c="15"/><text:tab/>NIL</text:p>
      <text:p text:style-name="P9"><text:s text:c="15"/><text:tab/>T)))</text:p>
      <text:p text:style-name="P9"/>
      <text:p text:style-name="P9">(defun incenter(a b c) </text:p>
      <text:p text:style-name="P9"><text:tab/>(if (&lt; b a) (&lt; a c) (&gt; a c)))</text:p>
      <text:p text:style-name="P9"/>
      <text:p text:style-name="P9">5. Каков результат вычисления следующих выражений?</text:p>
      <text:p text:style-name="P9"/>
      <text:list xml:id="list3116856003" text:style-name="L1">
        <text:list-item>
          <text:p text:style-name="P32">(and 'fee 'fie 'foe) <text:span text:style-name="T16">= foe</text:span></text:p>
        </text:list-item>
        <text:list-item>
          <text:p text:style-name="P32">(or 'fee 'fie 'foe) <text:span text:style-name="T16">= fee</text:span></text:p>
        </text:list-item>
        <text:list-item>
          <text:p text:style-name="P32">(or nil 'fie 'foe) <text:span text:style-name="T16">= fie</text:span></text:p>
        </text:list-item>
        <text:list-item>
          <text:p text:style-name="P32">(and nil 'fie 'foe) <text:span text:style-name="T16">= NIL</text:span></text:p>
        </text:list-item>
        <text:list-item>
          <text:p text:style-name="P32">(and (equal 'abc 'abc) 'yes) <text:span text:style-name="T16">= yes</text:span></text:p>
        </text:list-item>
        <text:list-item>
          <text:p text:style-name="P32">(or (equal 'abc 'abc) 'yes) <text:s/><text:span text:style-name="T16">= T </text:span></text:p>
        </text:list-item>
      </text:list>
      <text:p text:style-name="P21"/>
      <text:p text:style-name="P9">6. Написать предикат, который принимает два числа-аргумента и возвращает</text:p>
      <text:p text:style-name="P9">Т, если первое число не меньше второго.</text:p>
      <text:p text:style-name="P9"/>
      <text:p text:style-name="P15"><text:soft-page-break/>(defun notless2 (a b) </text:p>
      <text:p text:style-name="P15"><text:tab/>(not (&lt; a b)))</text:p>
      <text:p text:style-name="P16"><text:span text:style-name="T17">&gt;</text:span> (notless<text:span text:style-name="T17">2</text:span> 0 1)</text:p>
      <text:p text:style-name="P17">NIL</text:p>
      <text:p text:style-name="P17">&gt; (notless2 1 1)</text:p>
      <text:p text:style-name="P17">T</text:p>
      <text:p text:style-name="P17">&gt; (notless2 2 1)</text:p>
      <text:p text:style-name="P16"><text:span text:style-name="T17">T</text:span> </text:p>
      <text:p text:style-name="P9"/>
      <text:p text:style-name="P9">7. Какой из следующих двух вариантов предиката ошибочен и почему?</text:p>
      <text:p text:style-name="P21">(defun pred1 (x) <text:tab/><text:tab/><text:tab/>(defun pred2 (x)</text:p>
      <text:p text:style-name="P21">(and (numberp x) (plusp x)))<text:tab/><text:tab/>(and (plusp x)(numberp x)))</text:p>
      <text:p text:style-name="P21"/>
      <text:p text:style-name="P23"><text:span text:style-name="T14">Функция</text:span><text:span text:style-name="T15"> pred2 </text:span><text:span text:style-name="T14">написана</text:span><text:span text:style-name="T15"> неверно, так как в случае, когда на вход функции pred2 в качестве аргумента будет </text:span><text:span text:style-name="T14">подано</text:span><text:span text:style-name="T15"> не число, а , например, строка, произойдет ошибка в функции plusp. Если же передать в функцию pred1 в качестве аргумента строку, то сначала будет произведена проверка, что </text:span><text:span text:style-name="T14">аргумент</text:span><text:span text:style-name="T15"> является числом, получится значение NIL и and вернет его в </text:span><text:span text:style-name="T14">качестве</text:span><text:span text:style-name="T15"> </text:span><text:span text:style-name="T13">результата.</text:span><text:span text:style-name="T15"> </text:span></text:p>
      <text:p text:style-name="P21"/>
      <text:p text:style-name="P9">8. Решить задачу 4, используя для ее решения конструкции</text:p>
      <text:p text:style-name="P9">IF, COND, AND/OR.</text:p>
      <text:p text:style-name="P9"/>
      <text:p text:style-name="P10">(defun incenter(a b c) </text:p>
      <text:p text:style-name="P10"><text:tab/>(if (&lt; b a) (&lt; a c) (&gt; a c)))</text:p>
      <text:p text:style-name="P10"/>
      <text:p text:style-name="P10">(defun incenter (a b c) </text:p>
      <text:p text:style-name="P10"><text:s text:c="4"/>(cond ((&lt; b a) (&lt; a c)) ((&lt; a b) (&lt; c a))))</text:p>
      <text:p text:style-name="P9"/>
      <text:p text:style-name="P9">(defun incenter (a b c) </text:p>
      <text:p text:style-name="P9"><text:s text:c="4"/>( or (and (&lt; b a) (&lt; a c)) (and (&lt; c a) (&lt; a b))))</text:p>
      <text:p text:style-name="P9"/>
      <text:p text:style-name="P12">Ответы на вопросы: </text:p>
      <text:p text:style-name="P13">1<text:span text:style-name="T17">)</text:span> <text:span text:style-name="T17">А</text:span>том. Определение, представление в памяти</text:p>
      <text:p text:style-name="P25"><text:span text:style-name="T25">Атомы</text:span> <text:span text:style-name="T18">- это простейшие объекты Лиспа, из которых строятся остальные структуры.</text:span></text:p>
      <text:p text:style-name="P19">Атомы: </text:p>
      <text:list xml:id="list4085297096" text:style-name="L2">
        <text:list-item>
          <text:p text:style-name="P33">символы (идентификаторы) — синтаксически — набор литер(букв и цифр), начинающихся с буквы;</text:p>
        </text:list-item>
        <text:list-item>
          <text:p text:style-name="P33">специальные символы — {T, Nil}(используются для обозначения логических констант);</text:p>
        </text:list-item>
        <text:list-item>
          <text:p text:style-name="P34">самоопределимые атомы — натуральные числа, дробные числа, вещественные числа, строки — последовательность символов, заключенных в двойные апострофы. </text:p>
        </text:list-item>
      </text:list>
      <text:p text:style-name="P18">Атомы в памяти представлены с помощью 5 указателей. 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4"/>
      <text:p text:style-name="P14"><text:soft-page-break/>2<text:span text:style-name="T17">)</text:span> <text:span text:style-name="T17">С</text:span>амовычислимый атом</text:p>
      <text:p text:style-name="P14"/>
      <text:p text:style-name="P20">самоопределимые атомы — натуральные числа, дробные числа, вещественные числа, строки — последовательность символов, заключенных в двойные апострофы. </text:p>
      <text:p text:style-name="P14"/>
      <text:p text:style-name="P12"><text:span text:style-name="T26">3</text:span>) eval и quote</text:p>
      <text:p text:style-name="P22"/>
      <text:p text:style-name="P29">Функция <text:span text:style-name="T26">EVAL </text:span>возвращает результат выражения &lt;выражение&gt;, где &lt;выражение&gt; - любое выражение языка LISP. <text:span text:style-name="T26">QUOTE в</text:span>озвращает выражение не выполняя его.</text:p>
      <text:p text:style-name="P30"><text:span text:style-name="T28">Q</text:span><text:span text:style-name="T27">uote</text:span><text:span text:style-name="T29"> </text:span><text:span text:style-name="T20">и </text:span><text:span text:style-name="T27">eval </text:span><text:span text:style-name="T20">действуют во взаимно противоположенных направлениях и аннулируют эф</text:span><text:span text:style-name="T21">е</text:span><text:span text:style-name="T20">фект друг друга.</text:span></text:p>
      <text:p text:style-name="P31"><text:span text:style-name="T20">4</text:span><text:span text:style-name="T19">) Глобальные и локальные символьные атомы</text:span></text:p>
      <text:p text:style-name="Standard">Глобальные символьные атомы — значение <text:s/>устанавливается с помощью setf. Область видимости весь код следующий после определения.</text:p>
      <text:p text:style-name="Standard">&gt;(setf a 9)</text:p>
      <text:p text:style-name="Standard">&gt;a</text:p>
      <text:p text:style-name="Standard">9</text:p>
      <text:p text:style-name="Standard">Локальные значение — значение устанавливается с помощью let(let*) Область видимости является тело функции, в которой определена переменная.</text:p>
      <text:p text:style-name="Standard">&gt;(let ((x 1) (y 2))</text:p>
      <text:p text:style-name="Standard">(+ x y))</text:p>
      <text:p text:style-name="Standard">3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Cyr" svg:font-family="'Arial Cyr'"/>
    <style:font-face style:name="Lohit Devanagari1" svg:font-family="'Lohit Devanagari'"/>
    <style:font-face style:name="Times New Roman1" svg:font-family="'Times New Roman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.212cm" fo:margin-bottom="0cm" loext:contextual-spacing="true" fo:text-indent="1.27cm" style:auto-text-indent="false"/>
      <style:text-properties style:font-name-complex="Mangal" style:font-family-complex="Mangal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01:51:10.773387570</meta:creation-date>
    <dc:date>2020-03-11T15:08:06.556099363</dc:date>
    <meta:editing-duration>PT52M13S</meta:editing-duration>
    <meta:editing-cycles>7</meta:editing-cycles>
    <meta:generator>LibreOffice/6.0.7.3$Linux_X86_64 LibreOffice_project/00m0$Build-3</meta:generator>
    <meta:document-statistic meta:table-count="2" meta:image-count="1" meta:object-count="0" meta:page-count="4" meta:paragraph-count="96" meta:word-count="647" meta:character-count="4271" meta:non-whitespace-character-count="3595"/>
  </office:meta>
</office:document-meta>
</file>